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66ccff" draw:textarea-horizontal-align="justify" draw:textarea-vertical-align="middle" draw:auto-grow-height="false" fo:min-height="0.476cm" fo:min-width="0.911cm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0.869cm" fo:min-width="0.932cm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1.385cm" fo:min-width="2.836cm"/>
    </style:style>
    <style:style style:name="gr4" style:family="graphic" style:parent-style-name="standard">
      <style:graphic-properties svg:stroke-color="#ffffff" draw:fill-color="#0000cc" draw:textarea-horizontal-align="justify" draw:textarea-vertical-align="middle" draw:auto-grow-height="false" fo:min-height="1.597cm" fo:min-width="2.836cm"/>
    </style:style>
    <style:style style:name="gr5" style:family="graphic" style:parent-style-name="standard">
      <style:graphic-properties draw:fill-color="#0000ff" draw:textarea-horizontal-align="justify" draw:textarea-vertical-align="middle" draw:auto-grow-height="false" fo:min-height="0.727cm" fo:min-width="1.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0000ff" draw:textarea-horizontal-align="justify" draw:textarea-vertical-align="middle" draw:auto-grow-height="false" fo:min-height="0.982cm" fo:min-width="1.436cm"/>
    </style:style>
    <style:style style:name="gr8" style:family="graphic" style:parent-style-name="standard">
      <style:graphic-properties draw:fill-color="#0000ff" draw:textarea-horizontal-align="justify" draw:textarea-vertical-align="middle" draw:auto-grow-height="false" fo:min-height="0.981cm" fo:min-width="1.12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0.88cm" fo:min-width="2.836cm"/>
    </style:style>
    <style:style style:name="gr10" style:family="graphic" style:parent-style-name="standard">
      <style:graphic-properties draw:fill-color="#00ffff" draw:textarea-horizontal-align="justify" draw:textarea-vertical-align="middle" draw:auto-grow-height="false" fo:min-height="0.606cm" fo:min-width="0.663cm"/>
    </style:style>
    <style:style style:name="gr11" style:family="graphic" style:parent-style-name="standard">
      <style:graphic-properties draw:fill-color="#9933ff" draw:textarea-horizontal-align="justify" draw:textarea-vertical-align="middle" draw:auto-grow-height="false" fo:min-height="0.522cm" fo:min-width="1.168cm"/>
    </style:style>
    <style:style style:name="gr12" style:family="graphic" style:parent-style-name="standard">
      <style:graphic-properties draw:fill-color="#00cc33" draw:textarea-horizontal-align="justify" draw:textarea-vertical-align="middle" draw:auto-grow-height="false" fo:min-height="0.606cm" fo:min-width="0.473cm"/>
    </style:style>
    <style:style style:name="gr13" style:family="graphic" style:parent-style-name="standard">
      <style:graphic-properties draw:fill-color="#00cc33" draw:textarea-horizontal-align="justify" draw:textarea-vertical-align="middle" draw:auto-grow-height="false" fo:min-height="0.88cm" fo:min-width="2.387cm"/>
    </style:style>
    <style:style style:name="gr14" style:family="graphic" style:parent-style-name="standard">
      <style:graphic-properties draw:fill-color="#00cc33" draw:textarea-horizontal-align="justify" draw:textarea-vertical-align="middle" draw:auto-grow-height="false" fo:min-height="0.957cm" fo:min-width="3.663cm"/>
    </style:style>
    <style:style style:name="gr15" style:family="graphic" style:parent-style-name="standard">
      <style:graphic-properties draw:fill-color="#9933ff" draw:textarea-horizontal-align="justify" draw:textarea-vertical-align="middle" draw:auto-grow-height="false" fo:min-height="1.95cm" fo:min-width="3.9cm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text-position="0% 100%" fo:font-size="13pt" style:font-size-asian="13pt" style:font-size-complex="13pt"/>
    </style:style>
    <style:style style:name="P3" style:family="paragraph">
      <loext:graphic-properties draw:fill-color="#66ccff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-color="#0000cc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-color="#0000ff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ff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9933ff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00cc33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-color="#9933ff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1.41cm" svg:height="0.914cm" svg:x="59.179cm" svg:y="4.4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3" xml:id="id2" draw:id="id2" draw:layer="layout" svg:width="1.432cm" svg:height="1.119cm" svg:x="59.159cm" svg:y="5.948cm">
          <text:p text:style-name="P1"><text:span text:style-name="T1">GUI-</text:span></text:p>
          <text:p text:style-name="P1"><text:span text:style-name="T1">Objek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3.336cm" svg:height="1.635cm" svg:x="58.206cm" svg:y="7.887cm">
          <text:p text:style-name="P1"><text:span text:style-name="T1">Init </text:span></text:p>
          <text:p text:style-name="P1"><text:span text:style-name="T1">Backgroundg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4" draw:id="id4" draw:layer="layout" svg:width="3.336cm" svg:height="1.847cm" svg:x="58.206cm" svg:y="10.556cm">
          <text:p text:style-name="P1"><text:span text:style-name="T1">Zeichnen</text:span></text:p>
          <text:p text:style-name="P1"><text:span text:style-name="T1">des</text:span></text:p>
          <text:p text:style-name="P1"><text:span text:style-name="T1">Fel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5" draw:id="id5" draw:layer="layout" svg:width="3.4cm" svg:height="1.951cm" svg:x="58.2cm" svg:y="16.849cm">
          <text:p text:style-name="P1"><text:span text:style-name="T1">Spielmodu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6" draw:layer="layout" svg:x1="59.884cm" svg:y1="5.314cm" svg:x2="59.875cm" svg:y2="5.948cm" draw:start-shape="id1" draw:start-glue-point="6" draw:end-shape="id2" draw:end-glue-point="4" svg:d="M59884 5314v317h-9v317" svg:viewBox="0 0 10 635">
          <text:p/>
        </draw:connector>
        <draw:connector draw:style-name="gr6" draw:text-style-name="P6" draw:layer="layout" svg:x1="59.875cm" svg:y1="7.067cm" svg:x2="59.874cm" svg:y2="7.887cm" draw:start-shape="id2" draw:start-glue-point="6" draw:end-shape="id3" draw:end-glue-point="4" svg:d="M59875 7067v410h-1v410" svg:viewBox="0 0 2 821">
          <text:p/>
        </draw:connector>
        <draw:connector draw:style-name="gr6" draw:text-style-name="P6" draw:layer="layout" svg:x1="59.874cm" svg:y1="9.522cm" svg:x2="59.874cm" svg:y2="10.556cm" draw:start-shape="id3" draw:start-glue-point="6" draw:end-shape="id4" draw:end-glue-point="4" svg:d="M59874 9522v1034" svg:viewBox="0 0 1 1035">
          <text:p/>
        </draw:connector>
        <draw:connector draw:style-name="gr6" draw:text-style-name="P6" draw:layer="layout" svg:x1="58.2cm" svg:y1="17.824cm" svg:x2="57.257cm" svg:y2="17.586cm" draw:start-shape="id5" draw:start-glue-point="5" svg:d="M58200 17824h-722v-238h-221" svg:viewBox="0 0 944 239">
          <text:p/>
        </draw:connector>
        <draw:connector draw:style-name="gr6" draw:text-style-name="P6" draw:layer="layout" svg:x1="61.6cm" svg:y1="17.824cm" svg:x2="62.6cm" svg:y2="17.738cm" draw:start-shape="id5" draw:start-glue-point="7" draw:end-shape="id6" draw:end-glue-point="5" svg:d="M61600 17824h500v-86h500" svg:viewBox="0 0 1001 87">
          <text:p/>
        </draw:connector>
        <draw:custom-shape draw:style-name="gr7" draw:text-style-name="P5" xml:id="id7" draw:id="id7" draw:layer="layout" svg:width="1.936cm" svg:height="1.232cm" svg:x="58.864cm" svg:y="12.968cm">
          <text:p text:style-name="P1"><text:span text:style-name="T1">Spielzu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59.874cm" svg:y1="12.403cm" svg:x2="59.832cm" svg:y2="12.968cm" draw:start-shape="id4" draw:start-glue-point="6" draw:end-shape="id7" draw:end-glue-point="4" svg:d="M59874 12403v283h-42v282" svg:viewBox="0 0 43 566">
          <text:p/>
        </draw:connector>
        <draw:custom-shape draw:style-name="gr8" draw:text-style-name="P5" xml:id="id8" draw:id="id8" draw:layer="layout" svg:width="1.62cm" svg:height="1.231cm" svg:x="59.064cm" svg:y="14.66cm">
          <text:p text:style-name="P1"><text:span text:style-name="T1">Legaler </text:span></text:p>
          <text:p text:style-name="P1"><text:span text:style-name="T1">Zug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59.832cm" svg:y1="14.2cm" svg:x2="59.874cm" svg:y2="14.66cm" draw:start-shape="id7" draw:start-glue-point="6" draw:end-shape="id8" draw:end-glue-point="4" svg:d="M59832 14200v230h42v230" svg:viewBox="0 0 43 461">
          <text:p/>
        </draw:connector>
        <draw:connector draw:style-name="gr6" draw:text-style-name="P6" draw:layer="layout" svg:x1="59.874cm" svg:y1="15.891cm" svg:x2="59.9cm" svg:y2="16.849cm" draw:start-shape="id8" draw:start-glue-point="6" draw:end-shape="id5" draw:end-glue-point="4" svg:d="M59874 15891v479h26v479" svg:viewBox="0 0 27 959">
          <text:p/>
        </draw:connector>
        <draw:connector draw:style-name="gr6" draw:text-style-name="P6" draw:layer="layout" svg:x1="60.684cm" svg:y1="15.276cm" svg:x2="61.542cm" svg:y2="11.48cm" draw:start-shape="id8" draw:start-glue-point="7" draw:end-shape="id4" draw:end-glue-point="7" svg:d="M60684 15276h1360v-3796h-502" svg:viewBox="0 0 1361 3797">
          <text:p/>
        </draw:connector>
        <draw:custom-shape draw:style-name="gr9" draw:text-style-name="P7" xml:id="id9" draw:id="id9" draw:layer="layout" svg:width="3.336cm" svg:height="1.13cm" svg:x="55.064cm" svg:y="13.633cm">
          <text:p text:style-name="P1"><text:span text:style-name="T1">Teamwechs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56.732cm" svg:y1="17.124cm" svg:x2="56.732cm" svg:y2="14.763cm" draw:end-shape="id9" svg:d="M56732 17124v-2361" svg:viewBox="0 0 1 2362">
          <text:p/>
        </draw:connector>
        <draw:connector draw:style-name="gr6" draw:text-style-name="P6" xml:id="id14" draw:id="id14" draw:layer="layout" svg:x1="56.732cm" svg:y1="13.633cm" svg:x2="58.206cm" svg:y2="11.48cm" draw:start-shape="id9" draw:start-glue-point="4" draw:end-shape="id4" draw:end-glue-point="5" svg:d="M56732 13633v-2153h1474" svg:viewBox="0 0 1475 2154">
          <text:p/>
        </draw:connector>
        <draw:custom-shape draw:style-name="gr10" draw:text-style-name="P7" draw:layer="layout" svg:width="1.255cm" svg:height="0.924cm" svg:x="56.145cm" svg:y="17.276cm">
          <text:p text:style-name="P1"><text:span text:style-name="T1">Loca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8" xml:id="id12" draw:id="id12" draw:layer="layout" svg:width="1.8cm" svg:height="0.832cm" svg:x="59cm" svg:y="19.552cm">
          <text:p text:style-name="P1"><text:span text:style-name="T1">AI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9" xml:id="id6" draw:id="id6" draw:layer="layout" svg:width="1.049cm" svg:height="0.924cm" svg:x="62.6cm" svg:y="17.276cm">
          <text:p text:style-name="P1"><text:span text:style-name="T1">LA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9" xml:id="id10" draw:id="id10" draw:layer="layout" svg:width="2.887cm" svg:height="1.13cm" svg:x="64.513cm" svg:y="17.07cm">
          <text:p text:style-name="P1"><text:span text:style-name="T1">Übertragen</text:span></text:p>
          <text:p text:style-name="P1"><text:span text:style-name="T1">Des Fel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63.649cm" svg:y1="17.738cm" svg:x2="64.513cm" svg:y2="17.635cm" draw:start-shape="id6" draw:start-glue-point="7" draw:end-shape="id10" draw:end-glue-point="5" svg:d="M63649 17738h432v-103h432" svg:viewBox="0 0 865 104">
          <text:p/>
        </draw:connector>
        <draw:custom-shape draw:style-name="gr14" draw:text-style-name="P9" xml:id="id11" draw:id="id11" draw:layer="layout" svg:width="4.163cm" svg:height="1.207cm" svg:x="63.837cm" svg:y="14.4cm">
          <text:p text:style-name="P1"><text:span text:style-name="T1">Warten auf Zug</text:span></text:p>
          <text:p text:style-name="P1"><text:span text:style-name="T1">Des Gegenspie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65.957cm" svg:y1="17.07cm" svg:x2="65.919cm" svg:y2="15.607cm" draw:start-shape="id10" draw:start-glue-point="4" draw:end-shape="id11" draw:end-glue-point="6" svg:d="M65957 17070v-731h-38v-732" svg:viewBox="0 0 39 1464">
          <text:p/>
        </draw:connector>
        <draw:connector draw:style-name="gr6" draw:text-style-name="P6" draw:layer="layout" svg:x1="65.919cm" svg:y1="14.4cm" svg:x2="61.542cm" svg:y2="11.48cm" draw:start-shape="id11" draw:start-glue-point="4" draw:end-shape="id4" draw:end-glue-point="7" svg:d="M65919 14400v-2920h-4377" svg:viewBox="0 0 4378 2921">
          <text:p/>
        </draw:connector>
        <draw:connector draw:style-name="gr6" draw:text-style-name="P6" draw:layer="layout" svg:x1="59.9cm" svg:y1="18.8cm" svg:x2="59.9cm" svg:y2="19.552cm" draw:start-shape="id5" draw:start-glue-point="6" draw:end-shape="id12" draw:end-glue-point="4" svg:d="M59900 18800v752" svg:viewBox="0 0 1 753">
          <text:p/>
        </draw:connector>
        <draw:custom-shape draw:style-name="gr15" draw:text-style-name="P10" xml:id="id13" draw:id="id13" draw:layer="layout" svg:width="4.4cm" svg:height="2.2cm" svg:x="51.4cm" svg:y="16.4cm">
          <text:p text:style-name="P1">AI-</text:p>
          <text:p text:style-name="P1">Zugberechnung</text:p>
          <text:p text:style-name="P1">und Zug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59cm" svg:y1="19.968cm" svg:x2="53.6cm" svg:y2="18.6cm" draw:start-shape="id12" draw:start-glue-point="5" draw:end-shape="id13" draw:end-glue-point="2" svg:d="M59000 19968h-5400v-1368" svg:viewBox="0 0 5401 1369">
          <text:p/>
        </draw:connector>
        <draw:connector draw:style-name="gr6" draw:text-style-name="P6" draw:layer="layout" svg:x1="53.6cm" svg:y1="16.4cm" svg:x2="56.732cm" svg:y2="11.48cm" draw:start-shape="id13" draw:start-glue-point="0" draw:end-shape="id14" draw:end-glue-point="0" svg:d="M53600 16400v-4920h3132" svg:viewBox="0 0 3133 4921">
          <text:p/>
        </draw:connector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4.90000152587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1.559cm" fo:margin-bottom="0cm" fo:text-indent="0cm"/>
      <style:text-properties fo:font-size="109.30000305175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1.165cm" fo:margin-bottom="0cm" fo:text-indent="0cm"/>
      <style:text-properties fo:font-size="93.5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777cm" fo:margin-bottom="0cm" fo:text-indent="0cm"/>
      <style:text-properties fo:font-size="78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385cm" fo:margin-bottom="0cm" fo:text-indent="0cm"/>
      <style:text-properties fo:font-size="78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385cm" fo:margin-bottom="0cm" fo:text-indent="0cm"/>
      <style:text-properties fo:font-size="78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385cm" fo:margin-bottom="0cm" fo:text-indent="0cm"/>
      <style:text-properties fo:font-size="78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385cm" fo:margin-bottom="0cm" fo:text-indent="0cm"/>
      <style:text-properties fo:font-size="78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385cm" fo:margin-bottom="0cm" fo:text-indent="0cm"/>
      <style:text-properties fo:font-size="78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1.89999389648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105.208cm" svg:height="13.709cm" svg:x="6.845cm" svg:y="4.267cm" presentation:class="title" presentation:placeholder="true">
        <draw:text-box/>
      </draw:frame>
      <draw:frame presentation:style-name="Standard-outline1" draw:layer="backgroundobjects" svg:width="105.208cm" svg:height="47.616cm" svg:x="6.845cm" svg:y="20.207cm" presentation:class="outline" presentation:placeholder="true">
        <draw:text-box/>
      </draw:frame>
      <draw:frame presentation:style-name="Mpr1" draw:text-style-name="MP2" draw:layer="backgroundobjects" svg:width="27.231cm" svg:height="5.661cm" svg:x="6.845cm" svg:y="75.7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4cm" svg:height="5.661cm" svg:x="40.974cm" svg:y="75.7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1cm" svg:height="5.661cm" svg:x="84.813cm" svg:y="75.78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8:06:32.411755027</meta:creation-date>
    <dc:date>2018-01-12T20:44:33.977044107</dc:date>
    <meta:editing-duration>PT2H12M21S</meta:editing-duration>
    <meta:editing-cycles>36</meta:editing-cycles>
    <meta:generator>LibreOffice/5.1.6.2$Linux_X86_64 LibreOffice_project/10m0$Build-2</meta:generator>
    <meta:document-statistic meta:object-count="54"/>
  </office:meta>
</office:document-meta>
</file>